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AwareCacheDecoratorTests.createWithNull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wareCacheDecoratorTests.clearNonTransac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nsactionAwareCacheDecoratorTests.evictIfPresentNonTransac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nsactionAwareCacheDecoratorTests.regularOperationsOn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ransactionAwareCacheDecoratorTests.invalidateNonTransac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nsactionAwareCacheDecoratorTests.invalidateTransac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ansactionAwareCacheDecoratorTests.putTransac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ansactionAwareCacheDecoratorTests.getTarget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actionAwareCacheDecoratorTests.evictTransac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ansactionAwareCacheDecoratorTests.evictNonTransac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nsactionAwareCacheDecoratorTests.putNonTransac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nsactionAwareCacheDecoratorTests.evictIfPresentTransac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ansactionAwareCacheDecoratorTests.putIfAbsentTransac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ransactionAwareCacheDecoratorTests.clearTransac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ansactionAwareCacheDecoratorTests.putIfAbsentNonTransac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